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MasterSet.getPageSequenceMaster( String mas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sterSet.addSimplePageMaster( SimplePageMaster sP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MasterSet.checkRegion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youtMasterSet.LayoutMasterSe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sterSet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MasterSet.addPageSequenceMaster( String masterName , PageSequenceMaster pS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MasterSet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sterSet.existsName( String mas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MasterSet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MasterSet.regionNameExists( String reg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MasterSet.validateChildNode( Locator loc , String ns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MasterSet.getSimplePageMaster( String mas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sterSet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youtMasterSe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